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14.09pt" svg:height="570.39pt" svg:x="83.25pt" svg:y="70.61pt">
            <draw:object draw:notify-on-update-of-ranges="Sheet1.A2:Sheet1.A5 Sheet1.B1:Sheet1.B1 Sheet1.B2:Sheet1.B5 Sheet1.C1:Sheet1.C1 Sheet1.C2:Sheet1.C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/>
        </table:table-row>
        <table:table-row table:style-name="ro1">
          <table:table-cell office:value-type="string" calcext:value-type="string">
            <text:p>Lib</text:p>
          </table:table-cell>
          <table:table-cell office:value-type="float" office:value="1374.49423" calcext:value-type="float">
            <text:p>1374.49423</text:p>
          </table:table-cell>
          <table:table-cell office:value-type="float" office:value="151108.25169" calcext:value-type="float">
            <text:p>151108.25169</text:p>
          </table:table-cell>
          <table:table-cell office:value-type="float" office:value="1083.34013" calcext:value-type="float">
            <text:p>1083.340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c</text:p>
          </table:table-cell>
          <table:table-cell office:value-type="float" office:value="89.7342" calcext:value-type="float">
            <text:p>89.7342</text:p>
          </table:table-cell>
          <table:table-cell office:value-type="float" office:value="95724.92713" calcext:value-type="float">
            <text:p>95724.92713</text:p>
          </table:table-cell>
          <table:table-cell office:value-type="float" office:value="1050.72031" calcext:value-type="float">
            <text:p>1050.720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cC</text:p>
          </table:table-cell>
          <table:table-cell office:value-type="float" office:value="86.04861" calcext:value-type="float">
            <text:p>86.04861</text:p>
          </table:table-cell>
          <table:table-cell office:value-type="float" office:value="41289.22768" calcext:value-type="float">
            <text:p>41289.22768</text:p>
          </table:table-cell>
          <table:table-cell office:value-type="float" office:value="636.39705" calcext:value-type="float">
            <text:p>636.397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cCF</text:p>
          </table:table-cell>
          <table:table-cell office:value-type="float" office:value="79.64633" calcext:value-type="float">
            <text:p>79.64633</text:p>
          </table:table-cell>
          <table:table-cell office:value-type="float" office:value="37105.5235" calcext:value-type="float">
            <text:p>37105.5235</text:p>
          </table:table-cell>
          <table:table-cell office:value-type="float" office:value="91.99519" calcext:value-type="float">
            <text:p>91.995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4:19:04.532026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3:21:36.485375246</meta:creation-date>
    <dc:date>2019-08-08T15:30:42.211971498</dc:date>
    <meta:editing-duration>PT43M36S</meta:editing-duration>
    <meta:editing-cycles>6</meta:editing-cycles>
    <meta:generator>LibreOffice/6.0.7.3$Linux_X86_64 LibreOffice_project/00m0$Build-3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776cm" svg:height="20.123cm" xlink:href=".." xlink:type="simple" chart:class="chart:bar" chart:style-name="ch1">
        <chart:title svg:x="14.894cm" svg:y="0.538cm" chart:style-name="ch2">
          <text:p>Total runtime (microseconds)</text:p>
        </chart:title>
        <chart:legend chart:legend-position="end" svg:x="34.227cm" svg:y="9.264cm" style:legend-expansion="high" chart:style-name="ch3"/>
        <chart:plot-area chart:style-name="ch4" table:cell-range-address="Sheet1.A1:Sheet1.D5" chart:data-source-has-labels="both" svg:x="0.715cm" svg:y="1.719cm" svg:width="32.797cm" svg:height="18.002cm">
          <chartooo:coordinate-region svg:x="2.077cm" svg:y="1.918cm" svg:width="31.435cm" svg:height="17.156cm"/>
          <chart:axis chart:dimension="x" chart:name="primary-x" chart:style-name="ch5" chartooo:axis-type="auto">
            <chartooo:date-scale/>
            <chart:categories table:cell-range-address="Sheet1.A2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5" chart:label-cell-address="Sheet1.B1:Sheet1.B1" chart:class="chart:bar">
            <chart:data-point chart:repeated="4"/>
          </chart:series>
          <chart:series chart:style-name="ch9" chart:values-cell-range-address="Sheet1.C2:Sheet1.C5" chart:label-cell-address="Sheet1.C1:Sheet1.C1" chart:class="chart:bar">
            <chart:data-point chart:repeated="4"/>
          </chart:series>
          <chart:series chart:style-name="ch10" chart:values-cell-range-address="Sheet1.D2:Sheet1.D5" chart:label-cell-address="Sheet1.D1:Sheet1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  <draw:g>
                  <svg:desc>Sheet1.B1:Sheet1.B1</svg:desc>
                </draw:g>
              </table:table-cell>
              <table:table-cell office:value-type="string">
                <text:p>Read</text:p>
                <draw:g>
                  <svg:desc>Sheet1.C1:Sheet1.C1</svg:desc>
                </draw:g>
              </table:table-cell>
              <table:table-cell office:value-type="string">
                <text:p>Pro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b</text:p>
                <draw:g>
                  <svg:desc>Sheet1.A2:Sheet1.A5</svg:desc>
                </draw:g>
              </table:table-cell>
              <table:table-cell office:value-type="float" office:value="1374.49423">
                <text:p>1374.49423</text:p>
                <draw:g>
                  <svg:desc>Sheet1.B2:Sheet1.B5</svg:desc>
                </draw:g>
              </table:table-cell>
              <table:table-cell office:value-type="float" office:value="151108.25169">
                <text:p>151108.25169</text:p>
                <draw:g>
                  <svg:desc>Sheet1.C2:Sheet1.C5</svg:desc>
                </draw:g>
              </table:table-cell>
              <table:table-cell office:value-type="float" office:value="1083.34013">
                <text:p>1083.34013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Proc</text:p>
              </table:table-cell>
              <table:table-cell office:value-type="float" office:value="89.7342">
                <text:p>89.7342</text:p>
              </table:table-cell>
              <table:table-cell office:value-type="float" office:value="95724.92713">
                <text:p>95724.92713</text:p>
              </table:table-cell>
              <table:table-cell office:value-type="float" office:value="1050.72031">
                <text:p>1050.72031</text:p>
              </table:table-cell>
            </table:table-row>
            <table:table-row>
              <table:table-cell office:value-type="string">
                <text:p>ProcC</text:p>
              </table:table-cell>
              <table:table-cell office:value-type="float" office:value="86.04861">
                <text:p>86.04861</text:p>
              </table:table-cell>
              <table:table-cell office:value-type="float" office:value="41289.22768">
                <text:p>41289.22768</text:p>
              </table:table-cell>
              <table:table-cell office:value-type="float" office:value="636.39705">
                <text:p>636.39705</text:p>
              </table:table-cell>
            </table:table-row>
            <table:table-row>
              <table:table-cell office:value-type="string">
                <text:p>ProcCF</text:p>
              </table:table-cell>
              <table:table-cell office:value-type="float" office:value="79.64633">
                <text:p>79.64633</text:p>
              </table:table-cell>
              <table:table-cell office:value-type="float" office:value="37105.5235">
                <text:p>37105.5235</text:p>
              </table:table-cell>
              <table:table-cell office:value-type="float" office:value="91.99519">
                <text:p>91.995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